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5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ebf1d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/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shapes>
          <draw:frame draw:z-index="0" draw:style-name="gr1" draw:text-style-name="P1" svg:width="15.999cm" svg:height="8.999cm" svg:x="5.146cm" svg:y="2.993cm">
            <draw:object draw:notify-on-update-of-ranges="Feuil1.D3:Feuil1.J3 Feuil1.C4:Feuil1.C4 Feuil1.D4:Feuil1.J4 Feuil1.C5:Feuil1.C5 Feuil1.D5:Feuil1.J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384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2011" calcext:value-type="float">
            <text:p>2011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1" office:value-type="string" calcext:value-type="string">
            <text:p>Chiffre d'affaires, M€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75" calcext:value-type="float">
            <text:p>175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1" office:value-type="string" calcext:value-type="string">
            <text:p>Taux de rentabilité, %</text:p>
          </table:table-cell>
          <table:table-cell table:style-name="ce6" office:value-type="percentage" office:value="0.05" calcext:value-type="percentage">
            <text:p>5,00%</text:p>
          </table:table-cell>
          <table:table-cell table:style-name="ce6" office:value-type="percentage" office:value="0.06" calcext:value-type="percentage">
            <text:p>6,00%</text:p>
          </table:table-cell>
          <table:table-cell table:style-name="ce6" office:value-type="percentage" office:value="0.08" calcext:value-type="percentage">
            <text:p>8,00%</text:p>
          </table:table-cell>
          <table:table-cell table:style-name="ce6" office:value-type="percentage" office:value="0.06" calcext:value-type="percentage">
            <text:p>6,00%</text:p>
          </table:table-cell>
          <table:table-cell table:style-name="ce6" office:value-type="percentage" office:value="0.05" calcext:value-type="percentage">
            <text:p>5,00%</text:p>
          </table:table-cell>
          <table:table-cell table:style-name="ce6" office:value-type="percentage" office:value="0.08" calcext:value-type="percentage">
            <text:p>8,00%</text:p>
          </table:table-cell>
          <table:table-cell table:style-name="ce6" office:value-type="percentage" office:value="0.1" calcext:value-type="percentage">
            <text:p>10,00%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o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o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17P2" style:volatile="true">
      <number:text loext:blank-width-char="-"> </number:text>
      <number:fill-character> </number:fill-character>
      <number:text>- _-</number:text>
    </number:number-style>
    <number:text-style style:name="N117">
      <number:text loext:blank-width-char="-"> </number:text>
      <number:text-content/>
      <number:text loext:blank-width-char="-"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1">
      <number:text loext:blank-width-char="-"> </number:text>
      <number:text-content/>
      <number:text loext:blank-width-char="-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0">0000-00-00</text:date>, <text:time style:data-style-name="N2" text:time-value="16:33:58.4647411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eddy Tite</meta:initial-creator>
    <meta:creation-date>2025-02-24T09:16:24</meta:creation-date>
    <dc:date>2026-03-10T17:13:22.502473777</dc:date>
    <meta:generator>LibreOffice/24.2.7.2$Linux_X86_64 LibreOffice_project/420$Build-2</meta:generator>
    <meta:editing-duration>PT23M51S</meta:editing-duration>
    <meta:editing-cycles>2</meta:editing-cycles>
    <meta:document-statistic meta:table-count="1" meta:cell-count="23" meta:object-count="1"/>
    <meta:user-defined meta:name="AppVersion">16.0300</meta:user-defined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349cm" svg:y="3.952cm" style:legend-expansion="high" chart:style-name="ch2"/>
        <chart:plot-area chart:style-name="ch3" table:cell-range-address="Feuil1.D3:Feuil1.J5 Feuil1.C4:Feuil1.C5" chart:data-source-has-labels="both" svg:x="0.32cm" svg:y="0.18cm" svg:width="10.709cm" svg:height="8.64cm">
          <chart:coordinate-region svg:x="1.735cm" svg:y="0.379cm" svg:width="8.486cm" svg:height="7.794cm"/>
          <chart:axis chart:dimension="x" chart:name="primary-x" chart:style-name="ch4" chartooo:axis-type="auto">
            <chartooo:date-scale/>
            <chart:categories table:cell-range-address="Feuil1.D3:Feuil1.J3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Feuil1.D4:Feuil1.J4" chart:label-cell-address="Feuil1.C4:Feuil1.C4" chart:class="chart:bar">
            <chart:data-point chart:repeated="7"/>
          </chart:series>
          <chart:series chart:attached-axis="primary-y" chart:style-name="ch9" chart:values-cell-range-address="Feuil1.D5:Feuil1.J5" chart:label-cell-address="Feuil1.C5:Feuil1.C5" chart:class="chart:line">
            <chart:data-point chart:repeated="2"/>
            <chart:data-point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2005">
                <text:p>2005</text:p>
                <draw:g>
                  <svg:desc>Feuil1.D3:Feuil1.J3</svg:desc>
                </draw:g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</table:table-row>
          </table:table-header-rows>
          <table:table-rows>
            <table:table-row>
              <table:table-cell office:value-type="string">
                <text:p>Chiffre d'affaires, M€</text:p>
                <draw:g>
                  <svg:desc>Feuil1.C4:Feuil1.C4</svg:desc>
                </draw:g>
              </table:table-cell>
              <table:table-cell office:value-type="float" office:value="110">
                <text:p>110</text:p>
                <draw:g>
                  <svg:desc>Feuil1.D4:Feuil1.J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57">
                <text:p>157</text:p>
              </table:table-cell>
              <table:table-cell office:value-type="float" office:value="160">
                <text:p>16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Taux de rentabilité, %</text:p>
                <draw:g>
                  <svg:desc>Feuil1.C5:Feuil1.C5</svg:desc>
                </draw:g>
              </table:table-cell>
              <table:table-cell office:value-type="float" office:value="0.05">
                <text:p>0.05</text:p>
                <draw:g>
                  <svg:desc>Feuil1.D5:Feuil1.J5</svg:desc>
                </draw:g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